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6.158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27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2.12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2.088cm"/>
    </style:style>
    <style:style style:name="co11" style:family="table-column">
      <style:table-column-properties fo:break-before="auto" style:column-width="1.801cm"/>
    </style:style>
    <style:style style:name="co12" style:family="table-column">
      <style:table-column-properties fo:break-before="auto" style:column-width="4.5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5" table:number-columns-repeated="42" table:default-cell-style-name="ce1"/>
        <table:table-row table:style-name="ro1">
          <table:table-cell/>
          <table:table-cell office:value-type="string" calcext:value-type="string">
            <text:p>Initial Authorities (k=0)</text:p>
          </table:table-cell>
          <table:table-cell office:value-type="string" calcext:value-type="string">
            <text:p>Initial Hubs (k=0)</text:p>
          </table:table-cell>
          <table:table-cell office:value-type="string" calcext:value-type="string">
            <text:p>Authorities (k=1)</text:p>
          </table:table-cell>
          <table:table-cell office:value-type="string" calcext:value-type="string">
            <text:p>Hubs (k=1)</text:p>
          </table:table-cell>
          <table:table-cell table:style-name="ce2" office:value-type="string" calcext:value-type="string">
            <text:p>Authorities (k=1, normalized)</text:p>
          </table:table-cell>
          <table:table-cell office:value-type="string" calcext:value-type="string">
            <text:p>Hubs (k=1, normalized)</text:p>
          </table:table-cell>
          <table:table-cell office:value-type="string" calcext:value-type="string">
            <text:p>Authorities (k=2)</text:p>
          </table:table-cell>
          <table:table-cell office:value-type="string" calcext:value-type="string">
            <text:p>Hubs (k=2)</text:p>
          </table:table-cell>
          <table:table-cell table:style-name="ce2" office:value-type="string" calcext:value-type="string">
            <text:p>Authorities (k=2, normalized)</text:p>
          </table:table-cell>
          <table:table-cell office:value-type="string" calcext:value-type="string">
            <text:p>Hubs (k=2, normalized)</text:p>
          </table:table-cell>
          <table:table-cell office:value-type="string" calcext:value-type="string">
            <text:p>Authorities (k=3)</text:p>
          </table:table-cell>
          <table:table-cell office:value-type="string" calcext:value-type="string">
            <text:p>Hubs (k=3)</text:p>
          </table:table-cell>
          <table:table-cell table:style-name="Default" table:number-columns-repeated="2"/>
          <table:table-cell/>
          <table:table-cell table:style-name="ce2"/>
          <table:table-cell table:style-name="ce10" office:value-type="string" calcext:value-type="string" table:number-columns-spanned="5" table:number-rows-spanned="1">
            <text:p>Matrix Multiplication (A x A^T)</text:p>
          </table:table-cell>
          <table:covered-table-cell table:number-columns-repeated="2" table:style-name="ce10"/>
          <table:covered-table-cell table:style-name="ce8"/>
          <table:covered-table-cell/>
          <table:table-cell table:number-columns-repeated="42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formula="of:=[.D2]/(SQRT([.D$2]^2+[.D$3]^2+[.D$4]^2+[.D$5]^2))" office:value-type="float" office:value="0.365148371670111" calcext:value-type="float">
            <text:p>0.365148371670111</text:p>
          </table:table-cell>
          <table:table-cell table:formula="of:=[.E2]/(SQRT([.E$2]^2+[.E$3]^2+[.E$4]^2+[.E$5]^2))" office:value-type="float" office:value="0.730296743340221" calcext:value-type="float">
            <text:p>0.730296743340221</text:p>
          </table:table-cell>
          <table:table-cell office:value-type="float" office:value="1.09544511501033" calcext:value-type="float">
            <text:p>1.09544511501033</text:p>
          </table:table-cell>
          <table:table-cell table:style-name="ce2" office:value-type="float" office:value="2.37346441585572" calcext:value-type="float">
            <text:p>2.37346441585572</text:p>
          </table:table-cell>
          <table:table-cell table:formula="of:=[.H2]/(SQRT([.H$2]^2+[.H$3]^2+[.H$4]^2+[.H$5]^2))" office:value-type="float" office:value="0.342997170285017" calcext:value-type="float">
            <text:p>0.342997170285017</text:p>
          </table:table-cell>
          <table:table-cell table:formula="of:=[.I2]/(SQRT([.I$2]^2+[.I$3]^2+[.I$4]^2+[.I$5]^2))" office:value-type="float" office:value="0.743160535617539" calcext:value-type="float">
            <text:p>0.743160535617539</text:p>
          </table:table-cell>
          <table:table-cell office:value-type="float" office:value="1.08615770590256" calcext:value-type="float">
            <text:p>1.08615770590256</text:p>
          </table:table-cell>
          <table:table-cell table:style-name="ce2" office:value-type="float" office:value="2.40098019199512" calcext:value-type="float">
            <text:p>2.40098019199512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D3]/(SQRT([.D$2]^2+[.D$3]^2+[.D$4]^2+[.D$5]^2))" office:value-type="float" office:value="0.182574185835055" calcext:value-type="float">
            <text:p>0.182574185835055</text:p>
          </table:table-cell>
          <table:table-cell table:formula="of:=[.E3]/(SQRT([.E$2]^2+[.E$3]^2+[.E$4]^2+[.E$5]^2))" office:value-type="float" office:value="0.547722557505166" calcext:value-type="float">
            <text:p>0.547722557505166</text:p>
          </table:table-cell>
          <table:table-cell office:value-type="float" office:value="0.182574185835055" calcext:value-type="float">
            <text:p>0.182574185835055</text:p>
          </table:table-cell>
          <table:table-cell office:value-type="float" office:value="1.82574185835055" calcext:value-type="float">
            <text:p>1.82574185835055</text:p>
          </table:table-cell>
          <table:table-cell table:formula="of:=[.H3]/(SQRT([.H$2]^2+[.H$3]^2+[.H$4]^2+[.H$5]^2))" office:value-type="float" office:value="0.0571661950475029" calcext:value-type="float">
            <text:p>0.057166195047503</text:p>
          </table:table-cell>
          <table:table-cell table:formula="of:=[.I3]/(SQRT([.I$2]^2+[.I$3]^2+[.I$4]^2+[.I$5]^2))" office:value-type="float" office:value="0.571661950475029" calcext:value-type="float">
            <text:p>0.571661950475029</text:p>
          </table:table-cell>
          <table:table-cell office:value-type="float" office:value="0.057166195047503" calcext:value-type="float">
            <text:p>0.057166195047503</text:p>
          </table:table-cell>
          <table:table-cell table:style-name="ce2" office:value-type="float" office:value="1.8864844365676" calcext:value-type="float">
            <text:p>1.8864844365676</text:p>
          </table:table-cell>
          <table:table-cell table:number-columns-repeated="2"/>
          <table:table-cell table:style-name="ce2" table:number-columns-repeated="2"/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[.D4]/(SQRT([.D$2]^2+[.D$3]^2+[.D$4]^2+[.D$5]^2))" office:value-type="float" office:value="0.730296743340221" calcext:value-type="float">
            <text:p>0.730296743340221</text:p>
          </table:table-cell>
          <table:table-cell table:formula="of:=[.E4]/(SQRT([.E$2]^2+[.E$3]^2+[.E$4]^2+[.E$5]^2))" office:value-type="float" office:value="0.365148371670111" calcext:value-type="float">
            <text:p>0.365148371670111</text:p>
          </table:table-cell>
          <table:table-cell office:value-type="float" office:value="2.37346441585572" calcext:value-type="float">
            <text:p>2.37346441585572</text:p>
          </table:table-cell>
          <table:table-cell office:value-type="float" office:value="1.09544511501033" calcext:value-type="float">
            <text:p>1.09544511501033</text:p>
          </table:table-cell>
          <table:table-cell table:formula="of:=[.H4]/(SQRT([.H$2]^2+[.H$3]^2+[.H$4]^2+[.H$5]^2))" office:value-type="float" office:value="0.743160535617539" calcext:value-type="float">
            <text:p>0.743160535617539</text:p>
          </table:table-cell>
          <table:table-cell table:formula="of:=[.I4]/(SQRT([.I$2]^2+[.I$3]^2+[.I$4]^2+[.I$5]^2))" office:value-type="float" office:value="0.342997170285017" calcext:value-type="float">
            <text:p>0.342997170285017</text:p>
          </table:table-cell>
          <table:table-cell office:value-type="float" office:value="2.40098019199512" calcext:value-type="float">
            <text:p>2.40098019199512</text:p>
          </table:table-cell>
          <table:table-cell table:style-name="ce2" office:value-type="float" office:value="1.08615770590256" calcext:value-type="float">
            <text:p>1.08615770590256</text:p>
          </table:table-cell>
          <table:table-cell table:number-columns-repeated="2"/>
          <table:table-cell table:style-name="ce2" table:number-columns-repeated="2"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formula="of:=[.D5]/(SQRT([.D$2]^2+[.D$3]^2+[.D$4]^2+[.D$5]^2))" office:value-type="float" office:value="0.547722557505166" calcext:value-type="float">
            <text:p>0.547722557505166</text:p>
          </table:table-cell>
          <table:table-cell table:formula="of:=[.E5]/(SQRT([.E$2]^2+[.E$3]^2+[.E$4]^2+[.E$5]^2))" office:value-type="float" office:value="0.182574185835055" calcext:value-type="float">
            <text:p>0.182574185835055</text:p>
          </table:table-cell>
          <table:table-cell office:value-type="float" office:value="1.82574185835055" calcext:value-type="float">
            <text:p>1.82574185835055</text:p>
          </table:table-cell>
          <table:table-cell office:value-type="float" office:value="0.182574185835055" calcext:value-type="float">
            <text:p>0.182574185835055</text:p>
          </table:table-cell>
          <table:table-cell table:formula="of:=[.H5]/(SQRT([.H$2]^2+[.H$3]^2+[.H$4]^2+[.H$5]^2))" office:value-type="float" office:value="0.571661950475029" calcext:value-type="float">
            <text:p>0.571661950475029</text:p>
          </table:table-cell>
          <table:table-cell table:formula="of:=[.I5]/(SQRT([.I$2]^2+[.I$3]^2+[.I$4]^2+[.I$5]^2))" office:value-type="float" office:value="0.0571661950475029" calcext:value-type="float">
            <text:p>0.057166195047503</text:p>
          </table:table-cell>
          <table:table-cell office:value-type="float" office:value="1.8864844365676" calcext:value-type="float">
            <text:p>1.8864844365676</text:p>
          </table:table-cell>
          <table:table-cell table:style-name="ce2" office:value-type="float" office:value="0.057166195047503" calcext:value-type="float">
            <text:p>0.057166195047503</text:p>
          </table:table-cell>
          <table:table-cell table:number-columns-repeated="2"/>
          <table:table-cell table:style-name="ce2" table:number-columns-repeated="2"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ce2" table:number-columns-repeated="5"/>
          <table:table-cell office:value-type="string" calcext:value-type="string">
            <text:p>P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Authorities (k=3, normalized)</text:p>
          </table:table-cell>
          <table:table-cell office:value-type="string" calcext:value-type="string">
            <text:p>Hubs (k=3, normalized)</text:p>
          </table:table-cell>
          <table:table-cell office:value-type="string" calcext:value-type="string">
            <text:p>Authorities (k=4)</text:p>
          </table:table-cell>
          <table:table-cell office:value-type="string" calcext:value-type="string">
            <text:p>Hubs (k=4)</text:p>
          </table:table-cell>
          <table:table-cell table:style-name="ce2" office:value-type="string" calcext:value-type="string">
            <text:p>Authorities (k=4, normalized)</text:p>
          </table:table-cell>
          <table:table-cell office:value-type="string" calcext:value-type="string">
            <text:p>Hubs (k=4, normalized)</text:p>
          </table:table-cell>
          <table:table-cell office:value-type="string" calcext:value-type="string">
            <text:p>Authorities (k=5)</text:p>
          </table:table-cell>
          <table:table-cell office:value-type="string" calcext:value-type="string">
            <text:p>Hubs (k=5)</text:p>
          </table:table-cell>
          <table:table-cell table:style-name="ce2" office:value-type="string" calcext:value-type="string">
            <text:p>Authorities (k=5, normalized)</text:p>
          </table:table-cell>
          <table:table-cell office:value-type="string" calcext:value-type="string">
            <text:p>Hubs (k=5, normalized)</text:p>
          </table:table-cell>
          <table:table-cell table:number-columns-repeated="53"/>
        </table:table-row>
        <table:table-row table:style-name="ro1">
          <table:table-cell table:style-name="ce2"/>
          <table:table-cell table:style-name="ce2" table:formula="of:=[.L2]/(SQRT([.L$2]^2+[.L$3]^2+[.L$4]^2+[.L$5]^2))" office:value-type="float" office:value="0.335091269106517" calcext:value-type="float">
            <text:p>0.335091269106517</text:p>
          </table:table-cell>
          <table:table-cell table:style-name="ce2" table:formula="of:=[.M2]/(SQRT([.M$2]^2+[.M$3]^2+[.M$4]^2+[.M$5]^2))" office:value-type="float" office:value="0.740728068551244" calcext:value-type="float">
            <text:p>0.740728068551244</text:p>
          </table:table-cell>
          <table:table-cell table:style-name="ce2" office:value-type="float" office:value="1.07581933765776" calcext:value-type="float">
            <text:p>1.07581933765776</text:p>
          </table:table-cell>
          <table:table-cell table:style-name="ce2" office:value-type="float" office:value="2.39854803149927" calcext:value-type="float">
            <text:p>2.39854803149927</text:p>
          </table:table-cell>
          <table:table-cell table:style-name="ce2" table:formula="of:=[.D9]/(SQRT([.D$9]^2+[.D$10]^2+[.D$11]^2+[.D$12]^2))" office:value-type="float" office:value="0.331394514948728" calcext:value-type="float">
            <text:p>0.331394514948728</text:p>
          </table:table-cell>
          <table:table-cell table:style-name="ce2" table:formula="of:=[.E9]/(SQRT([.E$9]^2+[.E$10]^2+[.E$11]^2+[.E$12]^2))" office:value-type="float" office:value="0.738846787426673" calcext:value-type="float">
            <text:p>0.738846787426673</text:p>
          </table:table-cell>
          <table:table-cell table:style-name="ce2" office:value-type="float" office:value="1.0702413023754" calcext:value-type="float">
            <text:p>1.0702413023754</text:p>
          </table:table-cell>
          <table:table-cell table:style-name="ce2" office:value-type="float" office:value="2.39581936217031" calcext:value-type="float">
            <text:p>2.39581936217031</text:p>
          </table:table-cell>
          <table:table-cell table:style-name="ce2" table:formula="of:=[.H9]/(SQRT([.H$9]^2+[.H$10]^2+[.H$11]^2+[.H$12]^2))" office:value-type="float" office:value="0.329619989073432" calcext:value-type="float">
            <text:p>0.329619989073432</text:p>
          </table:table-cell>
          <table:table-cell table:style-name="ce2" table:formula="of:=[.I9]/(SQRT([.I$9]^2+[.I$10]^2+[.I$11]^2+[.I$12]^2))" office:value-type="float" office:value="0.737880280108545" calcext:value-type="float">
            <text:p>0.737880280108545</text:p>
          </table:table-cell>
          <table:table-cell/>
          <table:table-cell table:style-name="Default" table:number-columns-repeated="5"/>
          <table:table-cell table:style-name="ce10" office:value-type="string" calcext:value-type="string" table:number-columns-spanned="5" table:number-rows-spanned="1">
            <text:p>Matrix Multiplication (A^T x A)</text:p>
          </table:table-cell>
          <table:covered-table-cell table:style-name="ce10"/>
          <table:covered-table-cell/>
          <table:covered-table-cell table:style-name="ce8"/>
          <table:covered-table-cell/>
          <table:table-cell table:number-columns-repeated="42"/>
        </table:table-row>
        <table:table-row table:style-name="ro1">
          <table:table-cell table:style-name="ce2"/>
          <table:table-cell table:style-name="ce2" table:formula="of:=[.L3]/(SQRT([.L$2]^2+[.L$3]^2+[.L$4]^2+[.L$5]^2))" office:value-type="float" office:value="0.0176363825845535" calcext:value-type="float">
            <text:p>0.017636382584554</text:p>
          </table:table-cell>
          <table:table-cell table:style-name="ce2" table:formula="of:=[.M3]/(SQRT([.M$2]^2+[.M$3]^2+[.M$4]^2+[.M$5]^2))" office:value-type="float" office:value="0.582000625290265" calcext:value-type="float">
            <text:p>0.582000625290265</text:p>
          </table:table-cell>
          <table:table-cell table:style-name="ce2" office:value-type="float" office:value="0.017636382584554" calcext:value-type="float">
            <text:p>0.017636382584554</text:p>
          </table:table-cell>
          <table:table-cell table:style-name="ce2" office:value-type="float" office:value="1.90472931913177" calcext:value-type="float">
            <text:p>1.90472931913177</text:p>
          </table:table-cell>
          <table:table-cell table:style-name="ce2" table:formula="of:=[.D10]/(SQRT([.D$9]^2+[.D$10]^2+[.D$11]^2+[.D$12]^2))" office:value-type="float" office:value="0.00543269696637277" calcext:value-type="float">
            <text:p>0.005432696966373</text:p>
          </table:table-cell>
          <table:table-cell table:style-name="ce2" table:formula="of:=[.E10]/(SQRT([.E$9]^2+[.E$10]^2+[.E$11]^2+[.E$12]^2))" office:value-type="float" office:value="0.58673127236824" calcext:value-type="float">
            <text:p>0.58673127236824</text:p>
          </table:table-cell>
          <table:table-cell table:style-name="ce2" office:value-type="float" office:value="0.005432696966373" calcext:value-type="float">
            <text:p>0.005432696966373</text:p>
          </table:table-cell>
          <table:table-cell table:style-name="ce2" office:value-type="float" office:value="1.91230933216315" calcext:value-type="float">
            <text:p>1.91230933216315</text:p>
          </table:table-cell>
          <table:table-cell table:style-name="ce2" table:formula="of:=[.H10]/(SQRT([.H$9]^2+[.H$10]^2+[.H$11]^2+[.H$12]^2))" office:value-type="float" office:value="0.00167319791407846" calcext:value-type="float">
            <text:p>0.001673197914078</text:p>
          </table:table-cell>
          <table:table-cell table:style-name="ce2" table:formula="of:=[.I10]/(SQRT([.I$9]^2+[.I$10]^2+[.I$11]^2+[.I$12]^2))" office:value-type="float" office:value="0.588965665755573" calcext:value-type="float">
            <text:p>0.588965665755573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2"/>
        </table:table-row>
        <table:table-row table:style-name="ro1">
          <table:table-cell table:style-name="ce2"/>
          <table:table-cell table:style-name="ce2" table:formula="of:=[.L4]/(SQRT([.L$2]^2+[.L$3]^2+[.L$4]^2+[.L$5]^2))" office:value-type="float" office:value="0.740728068551244" calcext:value-type="float">
            <text:p>0.740728068551244</text:p>
          </table:table-cell>
          <table:table-cell table:style-name="ce2" table:formula="of:=[.M4]/(SQRT([.M$2]^2+[.M$3]^2+[.M$4]^2+[.M$5]^2))" office:value-type="float" office:value="0.335091269106517" calcext:value-type="float">
            <text:p>0.335091269106517</text:p>
          </table:table-cell>
          <table:table-cell table:style-name="ce2" office:value-type="float" office:value="2.39854803149927" calcext:value-type="float">
            <text:p>2.39854803149927</text:p>
          </table:table-cell>
          <table:table-cell table:style-name="ce2" office:value-type="float" office:value="1.07581933765776" calcext:value-type="float">
            <text:p>1.07581933765776</text:p>
          </table:table-cell>
          <table:table-cell table:style-name="ce2" table:formula="of:=[.D11]/(SQRT([.D$9]^2+[.D$10]^2+[.D$11]^2+[.D$12]^2))" office:value-type="float" office:value="0.738846787426673" calcext:value-type="float">
            <text:p>0.738846787426673</text:p>
          </table:table-cell>
          <table:table-cell table:style-name="ce2" table:formula="of:=[.E11]/(SQRT([.E$9]^2+[.E$10]^2+[.E$11]^2+[.E$12]^2))" office:value-type="float" office:value="0.331394514948728" calcext:value-type="float">
            <text:p>0.331394514948728</text:p>
          </table:table-cell>
          <table:table-cell table:style-name="ce2" office:value-type="float" office:value="2.39581936217031" calcext:value-type="float">
            <text:p>2.39581936217031</text:p>
          </table:table-cell>
          <table:table-cell table:style-name="ce2" office:value-type="float" office:value="1.0702413023754" calcext:value-type="float">
            <text:p>1.0702413023754</text:p>
          </table:table-cell>
          <table:table-cell table:style-name="ce2" table:formula="of:=[.H11]/(SQRT([.H$9]^2+[.H$10]^2+[.H$11]^2+[.H$12]^2))" office:value-type="float" office:value="0.737880280108545" calcext:value-type="float">
            <text:p>0.737880280108545</text:p>
          </table:table-cell>
          <table:table-cell table:style-name="ce2" table:formula="of:=[.I11]/(SQRT([.I$9]^2+[.I$10]^2+[.I$11]^2+[.I$12]^2))" office:value-type="float" office:value="0.329619989073432" calcext:value-type="float">
            <text:p>0.329619989073432</text:p>
          </table:table-cell>
          <table:table-cell/>
          <table:table-cell table:style-name="Default" table:number-columns-repeated="5"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"/>
          <table:table-cell table:style-name="ce2" table:formula="of:=[.L5]/(SQRT([.L$2]^2+[.L$3]^2+[.L$4]^2+[.L$5]^2))" office:value-type="float" office:value="0.582000625290265" calcext:value-type="float">
            <text:p>0.582000625290265</text:p>
          </table:table-cell>
          <table:table-cell table:style-name="ce2" table:formula="of:=[.M5]/(SQRT([.M$2]^2+[.M$3]^2+[.M$4]^2+[.M$5]^2))" office:value-type="float" office:value="0.0176363825845535" calcext:value-type="float">
            <text:p>0.017636382584554</text:p>
          </table:table-cell>
          <table:table-cell table:style-name="ce2" office:value-type="float" office:value="1.90472931913177" calcext:value-type="float">
            <text:p>1.90472931913177</text:p>
          </table:table-cell>
          <table:table-cell table:style-name="ce2" office:value-type="float" office:value="0.017636382584554" calcext:value-type="float">
            <text:p>0.017636382584554</text:p>
          </table:table-cell>
          <table:table-cell table:style-name="ce2" table:formula="of:=[.D12]/(SQRT([.D$9]^2+[.D$10]^2+[.D$11]^2+[.D$12]^2))" office:value-type="float" office:value="0.58673127236824" calcext:value-type="float">
            <text:p>0.58673127236824</text:p>
          </table:table-cell>
          <table:table-cell table:style-name="ce2" table:formula="of:=[.E12]/(SQRT([.E$9]^2+[.E$10]^2+[.E$11]^2+[.E$12]^2))" office:value-type="float" office:value="0.00543269696637277" calcext:value-type="float">
            <text:p>0.005432696966373</text:p>
          </table:table-cell>
          <table:table-cell table:style-name="ce2" office:value-type="float" office:value="1.91230933216315" calcext:value-type="float">
            <text:p>1.91230933216315</text:p>
          </table:table-cell>
          <table:table-cell table:style-name="ce2" office:value-type="float" office:value="0.005432696966373" calcext:value-type="float">
            <text:p>0.005432696966373</text:p>
          </table:table-cell>
          <table:table-cell table:style-name="ce2" table:formula="of:=[.H12]/(SQRT([.H$9]^2+[.H$10]^2+[.H$11]^2+[.H$12]^2))" office:value-type="float" office:value="0.588965665755573" calcext:value-type="float">
            <text:p>0.588965665755573</text:p>
          </table:table-cell>
          <table:table-cell table:style-name="ce2" table:formula="of:=[.I12]/(SQRT([.I$9]^2+[.I$10]^2+[.I$11]^2+[.I$12]^2))" office:value-type="float" office:value="0.00167319791407846" calcext:value-type="float">
            <text:p>0.001673197914078</text:p>
          </table:table-cell>
          <table:table-cell/>
          <table:table-cell table:style-name="Default" table:number-columns-repeated="5"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Default" table:number-columns-repeated="5"/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Default" table:number-columns-repeated="5"/>
          <table:table-cell office:value-type="string" calcext:value-type="string">
            <text:p>P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7"/>
        </table:table-row>
        <table:table-row table:style-name="ro1">
          <table:table-cell table:style-name="ce10"/>
          <table:table-cell/>
          <table:table-cell table:style-name="ce10"/>
          <table:table-cell table:number-columns-repeated="9"/>
          <table:table-cell table:style-name="Default" table:number-columns-repeated="5"/>
          <table:table-cell table:style-name="ce10" office:value-type="string" calcext:value-type="string" table:number-columns-spanned="5" table:number-rows-spanned="1">
            <text:p>Matrix Transposition (A^T)</text:p>
          </table:table-cell>
          <table:covered-table-cell table:number-columns-repeated="4"/>
          <table:table-cell/>
          <table:table-cell office:value-type="string" calcext:value-type="string" table:number-columns-spanned="4" table:number-rows-spanned="1">
            <text:p>Matrix Multiplication (A x A^T)</text:p>
          </table:table-cell>
          <table:covered-table-cell table:number-columns-repeated="3"/>
          <table:table-cell table:number-columns-repeated="37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Default" table:number-columns-repeated="5"/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Default" table:number-columns-repeated="5"/>
          <table:table-cell office:value-type="string" calcext:value-type="string">
            <text:p>P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Default" table:number-columns-repeated="5"/>
          <table:table-cell office:value-type="string" calcext:value-type="string">
            <text:p>P2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Default" table:number-columns-repeated="5"/>
          <table:table-cell office:value-type="string" calcext:value-type="string">
            <text:p>P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style-name="Default" table:number-columns-repeated="5"/>
          <table:table-cell office:value-type="string" calcext:value-type="string">
            <text:p>P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7"/>
        </table:table-row>
        <table:table-row table:style-name="ro1">
          <table:table-cell table:style-name="ce10"/>
          <table:table-cell/>
          <table:table-cell table:style-name="ce10"/>
          <table:table-cell table:number-columns-repeated="9"/>
          <table:table-cell table:style-name="Default" table:number-columns-repeated="5"/>
          <table:table-cell table:style-name="ce10" office:value-type="string" calcext:value-type="string" table:number-columns-spanned="5" table:number-rows-spanned="1">
            <text:p>Adjacency Matrix (A)</text:p>
          </table:table-cell>
          <table:covered-table-cell table:number-columns-repeated="4"/>
          <table:table-cell table:number-columns-repeated="42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Default" table:number-columns-repeated="5"/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42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Default" table:number-columns-repeated="5"/>
          <table:table-cell office:value-type="string" calcext:value-type="string">
            <text:p>P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Default" table:number-columns-repeated="5"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9"/>
          <table:table-cell table:style-name="ce4"/>
          <table:table-cell table:number-columns-repeated="2"/>
          <table:table-cell table:style-name="Default" table:number-columns-repeated="5"/>
          <table:table-cell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Default" table:number-columns-repeated="5"/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7"/>
        </table:table-row>
        <table:table-row table:style-name="ro1">
          <table:table-cell table:style-name="ce10"/>
          <table:table-cell/>
          <table:table-cell table:style-name="ce10"/>
          <table:table-cell table:number-columns-repeated="9"/>
          <table:table-cell table:style-name="Default" table:number-columns-repeated="5"/>
          <table:table-cell table:number-columns-repeated="47"/>
        </table:table-row>
        <table:table-row table:style-name="ro1" table:number-rows-repeated="6">
          <table:table-cell table:number-columns-repeated="12"/>
          <table:table-cell table:style-name="Default" table:number-columns-repeated="5"/>
          <table:table-cell table:number-columns-repeated="47"/>
        </table:table-row>
        <table:table-row table:style-name="ro1">
          <table:table-cell table:style-name="ce10"/>
          <table:table-cell/>
          <table:table-cell table:style-name="ce10"/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0"/>
          <table:table-cell/>
          <table:table-cell table:style-name="ce10"/>
          <table:table-cell table:number-columns-repeated="61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7" table:number-columns-repeated="2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3" table:default-cell-style-name="ce2"/>
        <table:table-column table:style-name="co12" table:default-cell-style-name="ce2"/>
        <table:table-column table:style-name="co4" table:number-columns-repeated="2" table:default-cell-style-name="ce2"/>
        <table:table-column table:style-name="co12" table:default-cell-style-name="ce2"/>
        <table:table-column table:style-name="co4" table:number-columns-repeated="8" table:default-cell-style-name="ce2"/>
        <table:table-column table:style-name="co12" table:default-cell-style-name="ce2"/>
        <table:table-column table:style-name="co5" table:number-columns-repeated="38" table:default-cell-style-name="ce2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E (Initial)</text:p>
          </table:table-cell>
          <table:table-cell office:value-type="string" calcext:value-type="string">
            <text:p>R (Initial)</text:p>
          </table:table-cell>
          <table:table-cell office:value-type="string" calcext:value-type="string">
            <text:p>Out links</text:p>
          </table:table-cell>
          <table:table-cell office:value-type="string" calcext:value-type="string">
            <text:p>R’ (i=1)</text:p>
          </table:table-cell>
          <table:table-cell office:value-type="string" calcext:value-type="string">
            <text:p>c (i=1)</text:p>
          </table:table-cell>
          <table:table-cell table:style-name="ce16" office:value-type="string" calcext:value-type="string">
            <text:p>R’=R’c (i=1)</text:p>
          </table:table-cell>
          <table:table-cell office:value-type="string" calcext:value-type="string">
            <text:p>R’ (i=2)</text:p>
          </table:table-cell>
          <table:table-cell office:value-type="string" calcext:value-type="string">
            <text:p>c (i=2)</text:p>
          </table:table-cell>
          <table:table-cell table:style-name="ce16" office:value-type="string" calcext:value-type="string">
            <text:p>R’=R’c (i=2)</text:p>
          </table:table-cell>
          <table:table-cell office:value-type="string" calcext:value-type="string">
            <text:p>R’ (i=3)</text:p>
          </table:table-cell>
          <table:table-cell office:value-type="string" calcext:value-type="string">
            <text:p>c (i=3)</text:p>
          </table:table-cell>
          <table:table-cell table:style-name="ce16" office:value-type="string" calcext:value-type="string">
            <text:p>R’=R’c (i=3)</text:p>
          </table:table-cell>
          <table:table-cell office:value-type="string" calcext:value-type="string">
            <text:p>R’ (i=4)</text:p>
          </table:table-cell>
          <table:table-cell office:value-type="string" calcext:value-type="string">
            <text:p>c (i=4)</text:p>
          </table:table-cell>
          <table:table-cell table:style-name="ce16" office:value-type="string" calcext:value-type="string">
            <text:p>R’=R’c (i=4)</text:p>
          </table:table-cell>
          <table:table-cell office:value-type="string" calcext:value-type="string">
            <text:p>R’ (i=5)</text:p>
          </table:table-cell>
          <table:table-cell office:value-type="string" calcext:value-type="string">
            <text:p>c (i=5)</text:p>
          </table:table-cell>
          <table:table-cell table:style-name="ce16" office:value-type="string" calcext:value-type="string">
            <text:p>R’=R’c (i=5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2" office:value-type="float" office:value="0.5" calcext:value-type="float">
            <text:p>0.5</text:p>
          </table:table-cell>
          <table:table-cell table:formula="of:=1/2" office:value-type="float" office:value="0.5" calcext:value-type="float">
            <text:p>0.5</text:p>
          </table:table-cell>
          <table:table-cell office:value-type="string" calcext:value-type="string">
            <text:p>P1</text:p>
          </table:table-cell>
          <table:table-cell table:formula="of:=0.15/4" office:value-type="float" office:value="0.0375" calcext:value-type="float">
            <text:p>0.0375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H$5]/[.$I$5])+([.H$6]/[.$I$6])+[.$G$3]" office:value-type="float" office:value="0.5375" calcext:value-type="float">
            <text:p>0.5375</text:p>
          </table:table-cell>
          <table:table-cell table:formula="of:=1/SUM([.J$3:.J$6])" office:value-type="float" office:value="0.714285714285714" calcext:value-type="float">
            <text:p>0.714285714285714</text:p>
          </table:table-cell>
          <table:table-cell table:style-name="ce16" table:formula="of:=[.J3]*[.K3]" office:value-type="float" office:value="0.383928571428571" calcext:value-type="float">
            <text:p>0.383928571428571</text:p>
          </table:table-cell>
          <table:table-cell table:formula="of:=([.L$5]/[.$I$5])+([.L$6]/[.$I$6])+[.$G$3]" office:value-type="float" office:value="0.358928571428572" calcext:value-type="float">
            <text:p>0.358928571428572</text:p>
          </table:table-cell>
          <table:table-cell table:formula="of:=1/SUM([.M$3:.M$6])" office:value-type="float" office:value="0.883280757097791" calcext:value-type="float">
            <text:p>0.883280757097791</text:p>
          </table:table-cell>
          <table:table-cell table:style-name="ce16" table:formula="of:=[.M3]*[.N3]" office:value-type="float" office:value="0.317034700315457" calcext:value-type="float">
            <text:p>0.317034700315457</text:p>
          </table:table-cell>
          <table:table-cell table:formula="of:=([.O$5]/[.$I$5])+([.O$6]/[.$I$6])+[.$G$3]" office:value-type="float" office:value="0.336395899053628" calcext:value-type="float">
            <text:p>0.336395899053628</text:p>
          </table:table-cell>
          <table:table-cell table:formula="of:=1/SUM([.P$3:.P$6])" office:value-type="float" office:value="0.910461693114095" calcext:value-type="float">
            <text:p>0.910461693114095</text:p>
          </table:table-cell>
          <table:table-cell table:style-name="ce16" table:formula="of:=[.P3]*[.Q3]" office:value-type="float" office:value="0.306275579809004" calcext:value-type="float">
            <text:p>0.306275579809004</text:p>
          </table:table-cell>
          <table:table-cell table:formula="of:=([.R$5]/[.$I$5])+([.R$6]/[.$I$6])+[.$G$3]" office:value-type="float" office:value="0.429257018740576" calcext:value-type="float">
            <text:p>0.429257018740576</text:p>
          </table:table-cell>
          <table:table-cell table:formula="of:=1/SUM([.S$3:.S$6])" office:value-type="float" office:value="0.807992318648453" calcext:value-type="float">
            <text:p>0.807992318648453</text:p>
          </table:table-cell>
          <table:table-cell table:style-name="ce16" table:formula="of:=[.S3]*[.T3]" office:value-type="float" office:value="0.34683637386832" calcext:value-type="float">
            <text:p>0.34683637386832</text:p>
          </table:table-cell>
          <table:table-cell table:formula="of:=([.U$5]/[.$I$5])+([.U$6]/[.$I$6])+[.$G$3]" office:value-type="float" office:value="0.388949390974412" calcext:value-type="float">
            <text:p>0.388949390974412</text:p>
          </table:table-cell>
          <table:table-cell table:formula="of:=1/SUM([.V$3:.V$6])" office:value-type="float" office:value="0.849492026286296" calcext:value-type="float">
            <text:p>0.849492026286296</text:p>
          </table:table-cell>
          <table:table-cell table:style-name="ce16" table:formula="of:=[.V3]*[.W3]" office:value-type="float" office:value="0.330409406261674" calcext:value-type="float">
            <text:p>0.33040940626167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2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1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</text:p>
          </table:table-cell>
          <table:table-cell table:formula="of:=0.15/4" office:value-type="float" office:value="0.0375" calcext:value-type="float">
            <text:p>0.0375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([.H$3]/[.$I$3])+([.H$5]/[.$I$5])+[.$G$4]" office:value-type="float" office:value="0.4125" calcext:value-type="float">
            <text:p>0.4125</text:p>
          </table:table-cell>
          <table:table-cell table:formula="of:=1/SUM([.J$3:.J$6])" office:value-type="float" office:value="0.714285714285714" calcext:value-type="float">
            <text:p>0.714285714285714</text:p>
          </table:table-cell>
          <table:table-cell table:style-name="ce16" table:formula="of:=[.J4]*[.K4]" office:value-type="float" office:value="0.294642857142857" calcext:value-type="float">
            <text:p>0.294642857142857</text:p>
          </table:table-cell>
          <table:table-cell table:formula="of:=([.L$3]/[.$I$3])+([.L$5]/[.$I$5])+[.$G$4]" office:value-type="float" office:value="0.434821428571429" calcext:value-type="float">
            <text:p>0.434821428571429</text:p>
          </table:table-cell>
          <table:table-cell table:formula="of:=1/SUM([.M$3:.M$6])" office:value-type="float" office:value="0.883280757097791" calcext:value-type="float">
            <text:p>0.883280757097791</text:p>
          </table:table-cell>
          <table:table-cell table:style-name="ce16" table:formula="of:=[.M4]*[.N4]" office:value-type="float" office:value="0.384069400630915" calcext:value-type="float">
            <text:p>0.384069400630915</text:p>
          </table:table-cell>
          <table:table-cell table:formula="of:=([.O$3]/[.$I$3])+([.O$5]/[.$I$5])+[.$G$4]" office:value-type="float" office:value="0.331664037854889" calcext:value-type="float">
            <text:p>0.331664037854889</text:p>
          </table:table-cell>
          <table:table-cell table:formula="of:=1/SUM([.P$3:.P$6])" office:value-type="float" office:value="0.910461693114095" calcext:value-type="float">
            <text:p>0.910461693114095</text:p>
          </table:table-cell>
          <table:table-cell table:style-name="ce16" table:formula="of:=[.P4]*[.Q4]" office:value-type="float" office:value="0.30196740145042" calcext:value-type="float">
            <text:p>0.30196740145042</text:p>
          </table:table-cell>
          <table:table-cell table:formula="of:=([.R$3]/[.$I$3])+([.R$5]/[.$I$5])+[.$G$4]" office:value-type="float" office:value="0.37341225676743" calcext:value-type="float">
            <text:p>0.37341225676743</text:p>
          </table:table-cell>
          <table:table-cell table:formula="of:=1/SUM([.S$3:.S$6])" office:value-type="float" office:value="0.807992318648453" calcext:value-type="float">
            <text:p>0.807992318648453</text:p>
          </table:table-cell>
          <table:table-cell table:style-name="ce16" table:formula="of:=[.S4]*[.T4]" office:value-type="float" office:value="0.301714235157268" calcext:value-type="float">
            <text:p>0.301714235157268</text:p>
          </table:table-cell>
          <table:table-cell table:formula="of:=([.U$3]/[.$I$3])+([.U$5]/[.$I$5])+[.$G$4]" office:value-type="float" office:value="0.410074195532168" calcext:value-type="float">
            <text:p>0.410074195532168</text:p>
          </table:table-cell>
          <table:table-cell table:formula="of:=1/SUM([.V$3:.V$6])" office:value-type="float" office:value="0.849492026286296" calcext:value-type="float">
            <text:p>0.849492026286296</text:p>
          </table:table-cell>
          <table:table-cell table:style-name="ce16" table:formula="of:=[.V4]*[.W4]" office:value-type="float" office:value="0.348354759290345" calcext:value-type="float">
            <text:p>0.34835475929034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table:formula="of:=0.15/4" office:value-type="float" office:value="0.0375" calcext:value-type="float">
            <text:p>0.0375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H$6]/[.$I$6])+[.$G$5]" office:value-type="float" office:value="0.2875" calcext:value-type="float">
            <text:p>0.2875</text:p>
          </table:table-cell>
          <table:table-cell table:formula="of:=1/SUM([.J$3:.J$6])" office:value-type="float" office:value="0.714285714285714" calcext:value-type="float">
            <text:p>0.714285714285714</text:p>
          </table:table-cell>
          <table:table-cell table:style-name="ce16" table:formula="of:=[.J5]*[.K5]" office:value-type="float" office:value="0.205357142857143" calcext:value-type="float">
            <text:p>0.205357142857143</text:p>
          </table:table-cell>
          <table:table-cell table:formula="of:=([.L$6]/[.$I$6])+[.$G$5]" office:value-type="float" office:value="0.153571428571429" calcext:value-type="float">
            <text:p>0.153571428571429</text:p>
          </table:table-cell>
          <table:table-cell table:formula="of:=1/SUM([.M$3:.M$6])" office:value-type="float" office:value="0.883280757097791" calcext:value-type="float">
            <text:p>0.883280757097791</text:p>
          </table:table-cell>
          <table:table-cell table:style-name="ce16" table:formula="of:=[.M5]*[.N5]" office:value-type="float" office:value="0.135646687697161" calcext:value-type="float">
            <text:p>0.135646687697161</text:p>
          </table:table-cell>
          <table:table-cell table:formula="of:=([.O$6]/[.$I$6])+[.$G$5]" office:value-type="float" office:value="0.200749211356467" calcext:value-type="float">
            <text:p>0.200749211356467</text:p>
          </table:table-cell>
          <table:table-cell table:formula="of:=1/SUM([.P$3:.P$6])" office:value-type="float" office:value="0.910461693114095" calcext:value-type="float">
            <text:p>0.910461693114095</text:p>
          </table:table-cell>
          <table:table-cell table:style-name="ce16" table:formula="of:=[.P5]*[.Q5]" office:value-type="float" office:value="0.182774466862928" calcext:value-type="float">
            <text:p>0.182774466862928</text:p>
          </table:table-cell>
          <table:table-cell table:formula="of:=([.R$6]/[.$I$6])+[.$G$5]" office:value-type="float" office:value="0.246482551877648" calcext:value-type="float">
            <text:p>0.246482551877648</text:p>
          </table:table-cell>
          <table:table-cell table:formula="of:=1/SUM([.S$3:.S$6])" office:value-type="float" office:value="0.807992318648453" calcext:value-type="float">
            <text:p>0.807992318648453</text:p>
          </table:table-cell>
          <table:table-cell table:style-name="ce16" table:formula="of:=[.S5]*[.T5]" office:value-type="float" office:value="0.199156008598008" calcext:value-type="float">
            <text:p>0.199156008598008</text:p>
          </table:table-cell>
          <table:table-cell table:formula="of:=([.U$6]/[.$I$6])+[.$G$5]" office:value-type="float" office:value="0.189793382376404" calcext:value-type="float">
            <text:p>0.189793382376404</text:p>
          </table:table-cell>
          <table:table-cell table:formula="of:=1/SUM([.V$3:.V$6])" office:value-type="float" office:value="0.849492026286296" calcext:value-type="float">
            <text:p>0.849492026286296</text:p>
          </table:table-cell>
          <table:table-cell table:style-name="ce16" table:formula="of:=[.V5]*[.W5]" office:value-type="float" office:value="0.161227964970661" calcext:value-type="float">
            <text:p>0.16122796497066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4</text:p>
          </table:table-cell>
          <table:table-cell table:formula="of:=0.15/4" office:value-type="float" office:value="0.0375" calcext:value-type="float">
            <text:p>0.0375</text:p>
          </table:table-cell>
          <table:table-cell table:formula="of:=1/4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([.H4]/[.$I$4])+[.$G$6]" office:value-type="float" office:value="0.1625" calcext:value-type="float">
            <text:p>0.1625</text:p>
          </table:table-cell>
          <table:table-cell table:formula="of:=1/SUM([.J$3:.J$6])" office:value-type="float" office:value="0.714285714285714" calcext:value-type="float">
            <text:p>0.714285714285714</text:p>
          </table:table-cell>
          <table:table-cell table:style-name="ce16" table:formula="of:=[.J6]*[.K6]" office:value-type="float" office:value="0.116071428571429" calcext:value-type="float">
            <text:p>0.116071428571429</text:p>
          </table:table-cell>
          <table:table-cell table:formula="of:=([.L$4]/[.$I$4])+[.$G$6]" office:value-type="float" office:value="0.184821428571429" calcext:value-type="float">
            <text:p>0.184821428571429</text:p>
          </table:table-cell>
          <table:table-cell table:formula="of:=1/SUM([.M$3:.M$6])" office:value-type="float" office:value="0.883280757097791" calcext:value-type="float">
            <text:p>0.883280757097791</text:p>
          </table:table-cell>
          <table:table-cell table:style-name="ce16" table:formula="of:=[.M6]*[.N6]" office:value-type="float" office:value="0.163249211356467" calcext:value-type="float">
            <text:p>0.163249211356467</text:p>
          </table:table-cell>
          <table:table-cell table:formula="of:=([.O$4]/[.$I$4])+[.$G$6]" office:value-type="float" office:value="0.229534700315458" calcext:value-type="float">
            <text:p>0.229534700315458</text:p>
          </table:table-cell>
          <table:table-cell table:formula="of:=1/SUM([.P$3:.P$6])" office:value-type="float" office:value="0.910461693114095" calcext:value-type="float">
            <text:p>0.910461693114095</text:p>
          </table:table-cell>
          <table:table-cell table:style-name="ce16" table:formula="of:=[.P6]*[.Q6]" office:value-type="float" office:value="0.208982551877648" calcext:value-type="float">
            <text:p>0.208982551877648</text:p>
          </table:table-cell>
          <table:table-cell table:formula="of:=([.R$4]/[.$I$4])+[.$G$6]" office:value-type="float" office:value="0.18848370072521" calcext:value-type="float">
            <text:p>0.18848370072521</text:p>
          </table:table-cell>
          <table:table-cell table:formula="of:=1/SUM([.S$3:.S$6])" office:value-type="float" office:value="0.807992318648453" calcext:value-type="float">
            <text:p>0.807992318648453</text:p>
          </table:table-cell>
          <table:table-cell table:style-name="ce16" table:formula="of:=[.S6]*[.T6]" office:value-type="float" office:value="0.152293382376404" calcext:value-type="float">
            <text:p>0.152293382376404</text:p>
          </table:table-cell>
          <table:table-cell table:formula="of:=([.U$4]/[.$I$4])+[.$G$6]" office:value-type="float" office:value="0.188357117578634" calcext:value-type="float">
            <text:p>0.188357117578634</text:p>
          </table:table-cell>
          <table:table-cell table:formula="of:=1/SUM([.V$3:.V$6])" office:value-type="float" office:value="0.849492026286296" calcext:value-type="float">
            <text:p>0.849492026286296</text:p>
          </table:table-cell>
          <table:table-cell table:style-name="ce16" table:formula="of:=[.V6]*[.W6]" office:value-type="float" office:value="0.16000786947732" calcext:value-type="float">
            <text:p>0.16000786947732</text:p>
          </table:table-cell>
          <table:table-cell table:number-columns-repeated="40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8:03:23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25T19:18:24.633000000</dc:date>
    <meta:editing-duration>PT3H18M10S</meta:editing-duration>
    <meta:editing-cycles>110</meta:editing-cycles>
    <meta:document-statistic meta:table-count="2" meta:cell-count="333" meta:object-count="0"/>
  </office:meta>
</office:document-meta>
</file>